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BDD7EE"/>
    </style:style>
    <style:style style:name="ce5" style:family="table-cell" style:parent-style-name="Default" style:data-style-name="N0">
      <style:table-cell-properties fo:background-color="#C6E0B4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BDD7E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BDD7EE"/>
    </style:style>
    <style:style style:name="ce12" style:family="table-cell" style:parent-style-name="Default" style:data-style-name="N0">
      <style:table-cell-properties fo:border="thin solid #000000" fo:background-color="#C6E0B4"/>
    </style:style>
    <style:style style:name="ce13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FFE699"/>
    </style:style>
    <style:style style:name="ce15" style:family="table-cell" style:parent-style-name="Default" style:data-style-name="N0">
      <style:table-cell-properties fo:background-color="#FFE699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8016666666667cm"/>
    </style:style>
    <style:style style:name="co4" style:family="table-column">
      <style:table-column-properties fo:break-before="auto" style:column-width="2.24366666666667cm"/>
    </style:style>
    <style:style style:name="ro1" style:family="table-row">
      <style:table-row-properties style:row-height="52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z22-203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2" table:number-columns-repeated="2" table:default-cell-style-name="ce4"/>
        <table:table-column table:style-name="co3" table:number-columns-repeated="3" table:default-cell-style-name="ce15"/>
        <table:table-column table:style-name="co4" table:default-cell-style-name="ce5"/>
        <table:table-column table:style-name="co2" table:number-columns-repeated="16375" table:default-cell-style-name="ce1"/>
        <table:table-row table:style-name="ro1">
          <table:table-cell office:value-type="string" table:style-name="ce6">
            <text:p>ID процесса B</text:p>
          </table:table-cell>
          <table:table-cell office:value-type="string" table:style-name="ce6">
            <text:p>Время выполнения процесса B (мс)</text:p>
          </table:table-cell>
          <table:table-cell office:value-type="string" table:number-columns-spanned="3" table:number-rows-spanned="1" table:style-name="ce7">
            <text:p>ID процесса (ов) A</text:p>
          </table:table-cell>
          <table:covered-table-cell table:number-columns-repeated="2"/>
          <table:table-cell office:value-type="string" table:number-columns-spanned="3" table:number-rows-spanned="1" table:style-name="ce13">
            <text:p>Время окончания процессов A</text:p>
          </table:table-cell>
          <table:covered-table-cell table:number-columns-repeated="2"/>
          <table:table-cell office:value-type="string" table:style-name="ce8">
            <text:p>Время окончания процесса B</text:p>
          </table:table-cell>
          <table:table-cell office:value-type="float" office:value="25" table:formula="of:=MAX([.I2:.I27])" table:style-name="ce1">
            <text:p>25</text:p>
          </table:table-cell>
          <table:table-cell table:number-columns-repeated="16374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10">
            <text:p>7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12" table:formula="of:=VLOOKUP([.C2];[.$A$1:.$I$27];9;0)" table:style-name="ce14">
            <text:p>12</text:p>
          </table:table-cell>
          <table:table-cell office:value-type="float" office:value="5" table:formula="of:=VLOOKUP([.D2];[.$A$1:.$I$27];9;0)" table:style-name="ce14">
            <text:p>5</text:p>
          </table:table-cell>
          <table:table-cell office:value-type="float" office:value="16" table:formula="of:=VLOOKUP([.E2];[.$A$1:.$I$27];9;0)" table:style-name="ce14">
            <text:p>16</text:p>
          </table:table-cell>
          <table:table-cell office:value-type="float" office:value="17" table:formula="of:=MAX([.F2:.H2]) + [.B2]" table:style-name="ce12">
            <text:p>17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formula="of:=VLOOKUP([.C3];[.$A$1:.$I$27];9;0)" table:style-name="ce14">
            <text:p>10</text:p>
          </table:table-cell>
          <table:table-cell office:value-type="float" office:value="0" table:formula="of:=VLOOKUP([.D3];[.$A$1:.$I$27];9;0)" table:style-name="ce14">
            <text:p>0</text:p>
          </table:table-cell>
          <table:table-cell office:value-type="float" office:value="0" table:formula="of:=VLOOKUP([.E3];[.$A$1:.$I$27];9;0)" table:style-name="ce14">
            <text:p>0</text:p>
          </table:table-cell>
          <table:table-cell office:value-type="float" office:value="11" table:formula="of:=MAX([.F3:.H3]) + [.B3]" table:style-name="ce12">
            <text:p>11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4" table:formula="of:=VLOOKUP([.C4];[.$A$1:.$I$27];9;0)" table:style-name="ce14">
            <text:p>14</text:p>
          </table:table-cell>
          <table:table-cell office:value-type="float" office:value="17" table:formula="of:=VLOOKUP([.D4];[.$A$1:.$I$27];9;0)" table:style-name="ce14">
            <text:p>17</text:p>
          </table:table-cell>
          <table:table-cell office:value-type="float" office:value="0" table:formula="of:=VLOOKUP([.E4];[.$A$1:.$I$27];9;0)" table:style-name="ce14">
            <text:p>0</text:p>
          </table:table-cell>
          <table:table-cell office:value-type="float" office:value="23" table:formula="of:=MAX([.F4:.H4]) + [.B4]" table:style-name="ce12">
            <text:p>23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17" table:style-name="ce10">
            <text:p>17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5" table:formula="of:=VLOOKUP([.C5];[.$A$1:.$I$27];9;0)" table:style-name="ce14">
            <text:p>5</text:p>
          </table:table-cell>
          <table:table-cell office:value-type="float" office:value="9" table:formula="of:=VLOOKUP([.D5];[.$A$1:.$I$27];9;0)" table:style-name="ce14">
            <text:p>9</text:p>
          </table:table-cell>
          <table:table-cell office:value-type="float" office:value="0" table:formula="of:=VLOOKUP([.E5];[.$A$1:.$I$27];9;0)" table:style-name="ce14">
            <text:p>0</text:p>
          </table:table-cell>
          <table:table-cell office:value-type="float" office:value="10" table:formula="of:=MAX([.F5:.H5]) + [.B5]" table:style-name="ce12">
            <text:p>10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23" table:style-name="ce10">
            <text:p>23</text:p>
          </table:table-cell>
          <table:table-cell office:value-type="float" office:value="21" table:style-name="ce11">
            <text:p>21</text:p>
          </table:table-cell>
          <table:table-cell office:value-type="float" office:value="8" table:style-name="ce11">
            <text:p>8</text:p>
          </table:table-cell>
          <table:table-cell office:value-type="float" office:value="22" table:formula="of:=VLOOKUP([.C6];[.$A$1:.$I$27];9;0)" table:style-name="ce14">
            <text:p>22</text:p>
          </table:table-cell>
          <table:table-cell office:value-type="float" office:value="5" table:formula="of:=VLOOKUP([.D6];[.$A$1:.$I$27];9;0)" table:style-name="ce14">
            <text:p>5</text:p>
          </table:table-cell>
          <table:table-cell office:value-type="float" office:value="11" table:formula="of:=VLOOKUP([.E6];[.$A$1:.$I$27];9;0)" table:style-name="ce14">
            <text:p>11</text:p>
          </table:table-cell>
          <table:table-cell office:value-type="float" office:value="25" table:formula="of:=MAX([.F6:.H6]) + [.B6]" table:style-name="ce12">
            <text:p>25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17" table:style-name="ce11">
            <text:p>17</text:p>
          </table:table-cell>
          <table:table-cell office:value-type="float" office:value="4" table:style-name="ce11">
            <text:p>4</text:p>
          </table:table-cell>
          <table:table-cell office:value-type="float" office:value="12" table:formula="of:=VLOOKUP([.C7];[.$A$1:.$I$27];9;0)" table:style-name="ce14">
            <text:p>12</text:p>
          </table:table-cell>
          <table:table-cell office:value-type="float" office:value="5" table:formula="of:=VLOOKUP([.D7];[.$A$1:.$I$27];9;0)" table:style-name="ce14">
            <text:p>5</text:p>
          </table:table-cell>
          <table:table-cell office:value-type="float" office:value="10" table:formula="of:=VLOOKUP([.E7];[.$A$1:.$I$27];9;0)" table:style-name="ce14">
            <text:p>10</text:p>
          </table:table-cell>
          <table:table-cell office:value-type="float" office:value="16" table:formula="of:=MAX([.F7:.H7]) + [.B7]" table:style-name="ce12">
            <text:p>16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24" table:style-name="ce10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" table:formula="of:=VLOOKUP([.C8];[.$A$1:.$I$27];9;0)" table:style-name="ce14">
            <text:p>9</text:p>
          </table:table-cell>
          <table:table-cell office:value-type="float" office:value="0" table:formula="of:=VLOOKUP([.D8];[.$A$1:.$I$27];9;0)" table:style-name="ce14">
            <text:p>0</text:p>
          </table:table-cell>
          <table:table-cell office:value-type="float" office:value="0" table:formula="of:=VLOOKUP([.E8];[.$A$1:.$I$27];9;0)" table:style-name="ce14">
            <text:p>0</text:p>
          </table:table-cell>
          <table:table-cell office:value-type="float" office:value="12" table:formula="of:=MAX([.F8:.H8]) + [.B8]" table:style-name="ce12">
            <text:p>12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float" office:value="4" table:style-name="ce9">
            <text:p>4</text:p>
          </table:table-cell>
          <table:table-cell office:value-type="float" office:value="10" table:style-name="ce10">
            <text:p>10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7" table:formula="of:=VLOOKUP([.C9];[.$A$1:.$I$27];9;0)" table:style-name="ce14">
            <text:p>7</text:p>
          </table:table-cell>
          <table:table-cell office:value-type="float" office:value="5" table:formula="of:=VLOOKUP([.D9];[.$A$1:.$I$27];9;0)" table:style-name="ce14">
            <text:p>5</text:p>
          </table:table-cell>
          <table:table-cell office:value-type="float" office:value="0" table:formula="of:=VLOOKUP([.E9];[.$A$1:.$I$27];9;0)" table:style-name="ce14">
            <text:p>0</text:p>
          </table:table-cell>
          <table:table-cell office:value-type="float" office:value="11" table:formula="of:=MAX([.F9:.H9]) + [.B9]" table:style-name="ce12">
            <text:p>11</text:p>
          </table:table-cell>
          <table:table-cell table:number-columns-repeated="16375" table:style-name="ce1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16" table:formula="of:=VLOOKUP([.C10];[.$A$1:.$I$27];9;0)" table:style-name="ce14">
            <text:p>16</text:p>
          </table:table-cell>
          <table:table-cell office:value-type="float" office:value="5" table:formula="of:=VLOOKUP([.D10];[.$A$1:.$I$27];9;0)" table:style-name="ce14">
            <text:p>5</text:p>
          </table:table-cell>
          <table:table-cell office:value-type="float" office:value="0" table:formula="of:=VLOOKUP([.E10];[.$A$1:.$I$27];9;0)" table:style-name="ce14">
            <text:p>0</text:p>
          </table:table-cell>
          <table:table-cell office:value-type="float" office:value="17" table:formula="of:=MAX([.F10:.H10]) + [.B10]" table:style-name="ce12">
            <text:p>17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17" table:style-name="ce10">
            <text:p>17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0</text:p>
          </table:table-cell>
          <table:table-cell office:value-type="float" office:value="5" table:formula="of:=VLOOKUP([.C11];[.$A$1:.$I$27];9;0)" table:style-name="ce14">
            <text:p>5</text:p>
          </table:table-cell>
          <table:table-cell office:value-type="float" office:value="5" table:formula="of:=VLOOKUP([.D11];[.$A$1:.$I$27];9;0)" table:style-name="ce14">
            <text:p>5</text:p>
          </table:table-cell>
          <table:table-cell office:value-type="float" office:value="0" table:formula="of:=VLOOKUP([.E11];[.$A$1:.$I$27];9;0)" table:style-name="ce14">
            <text:p>0</text:p>
          </table:table-cell>
          <table:table-cell office:value-type="float" office:value="7" table:formula="of:=MAX([.F11:.H11]) + [.B11]" table:style-name="ce12">
            <text:p>7</text:p>
          </table:table-cell>
          <table:table-cell table:number-columns-repeated="16375" table:style-name="ce1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2" table:style-name="ce11">
            <text:p>22</text:p>
          </table:table-cell>
          <table:table-cell office:value-type="float" office:value="7" table:formula="of:=VLOOKUP([.C12];[.$A$1:.$I$27];9;0)" table:style-name="ce14">
            <text:p>7</text:p>
          </table:table-cell>
          <table:table-cell office:value-type="float" office:value="16" table:formula="of:=VLOOKUP([.D12];[.$A$1:.$I$27];9;0)" table:style-name="ce14">
            <text:p>16</text:p>
          </table:table-cell>
          <table:table-cell office:value-type="float" office:value="5" table:formula="of:=VLOOKUP([.E12];[.$A$1:.$I$27];9;0)" table:style-name="ce14">
            <text:p>5</text:p>
          </table:table-cell>
          <table:table-cell office:value-type="float" office:value="22" table:formula="of:=MAX([.F12:.H12]) + [.B12]" table:style-name="ce12">
            <text:p>22</text:p>
          </table:table-cell>
          <table:table-cell table:number-columns-repeated="16375" table:style-name="ce1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17" table:style-name="ce10">
            <text:p>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formula="of:=VLOOKUP([.C13];[.$A$1:.$I$27];9;0)" table:style-name="ce14">
            <text:p>5</text:p>
          </table:table-cell>
          <table:table-cell office:value-type="float" office:value="0" table:formula="of:=VLOOKUP([.D13];[.$A$1:.$I$27];9;0)" table:style-name="ce14">
            <text:p>0</text:p>
          </table:table-cell>
          <table:table-cell office:value-type="float" office:value="0" table:formula="of:=VLOOKUP([.E13];[.$A$1:.$I$27];9;0)" table:style-name="ce14">
            <text:p>0</text:p>
          </table:table-cell>
          <table:table-cell office:value-type="float" office:value="9" table:formula="of:=MAX([.F13:.H13]) + [.B13]" table:style-name="ce12">
            <text:p>9</text:p>
          </table:table-cell>
          <table:table-cell table:number-columns-repeated="16375" table:style-name="ce1"/>
        </table:table-row>
        <table:table-row table:style-name="ro2">
          <table:table-cell office:value-type="float" office:value="13" table:style-name="ce9">
            <text:p>13</text:p>
          </table:table-cell>
          <table:table-cell office:value-type="float" office:value="2" table:style-name="ce9">
            <text:p>2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formula="of:=VLOOKUP([.C14];[.$A$1:.$I$27];9;0)" table:style-name="ce14">
            <text:p>11</text:p>
          </table:table-cell>
          <table:table-cell office:value-type="float" office:value="0" table:formula="of:=VLOOKUP([.D14];[.$A$1:.$I$27];9;0)" table:style-name="ce14">
            <text:p>0</text:p>
          </table:table-cell>
          <table:table-cell office:value-type="float" office:value="0" table:formula="of:=VLOOKUP([.E14];[.$A$1:.$I$27];9;0)" table:style-name="ce14">
            <text:p>0</text:p>
          </table:table-cell>
          <table:table-cell office:value-type="float" office:value="13" table:formula="of:=MAX([.F14:.H14]) + [.B14]" table:style-name="ce12">
            <text:p>13</text:p>
          </table:table-cell>
          <table:table-cell table:number-columns-repeated="16375" table:style-name="ce1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float" office:value="4" table:style-name="ce9">
            <text:p>4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formula="of:=VLOOKUP([.C15];[.$A$1:.$I$27];9;0)" table:style-name="ce14">
            <text:p>7</text:p>
          </table:table-cell>
          <table:table-cell office:value-type="float" office:value="0" table:formula="of:=VLOOKUP([.D15];[.$A$1:.$I$27];9;0)" table:style-name="ce14">
            <text:p>0</text:p>
          </table:table-cell>
          <table:table-cell office:value-type="float" office:value="0" table:formula="of:=VLOOKUP([.E15];[.$A$1:.$I$27];9;0)" table:style-name="ce14">
            <text:p>0</text:p>
          </table:table-cell>
          <table:table-cell office:value-type="float" office:value="11" table:formula="of:=MAX([.F15:.H15]) + [.B15]" table:style-name="ce12">
            <text:p>11</text:p>
          </table:table-cell>
          <table:table-cell table:number-columns-repeated="16375" table:style-name="ce1"/>
        </table:table-row>
        <table:table-row table:style-name="ro2"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25" table:style-name="ce10">
            <text:p>25</text:p>
          </table:table-cell>
          <table:table-cell office:value-type="float" office:value="24" table:style-name="ce11">
            <text:p>24</text:p>
          </table:table-cell>
          <table:table-cell office:value-type="float" office:value="9" table:style-name="ce11">
            <text:p>9</text:p>
          </table:table-cell>
          <table:table-cell office:value-type="float" office:value="16" table:formula="of:=VLOOKUP([.C16];[.$A$1:.$I$27];9;0)" table:style-name="ce14">
            <text:p>16</text:p>
          </table:table-cell>
          <table:table-cell office:value-type="float" office:value="9" table:formula="of:=VLOOKUP([.D16];[.$A$1:.$I$27];9;0)" table:style-name="ce14">
            <text:p>9</text:p>
          </table:table-cell>
          <table:table-cell office:value-type="float" office:value="17" table:formula="of:=VLOOKUP([.E16];[.$A$1:.$I$27];9;0)" table:style-name="ce14">
            <text:p>17</text:p>
          </table:table-cell>
          <table:table-cell office:value-type="float" office:value="23" table:formula="of:=MAX([.F16:.H16]) + [.B16]" table:style-name="ce12">
            <text:p>23</text:p>
          </table:table-cell>
          <table:table-cell table:number-columns-repeated="16375" table:style-name="ce1"/>
        </table:table-row>
        <table:table-row table:style-name="ro2">
          <table:table-cell office:value-type="float" office:value="16" table:style-name="ce9">
            <text:p>16</text:p>
          </table:table-cell>
          <table:table-cell office:value-type="float" office:value="4" table:style-name="ce9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22" table:style-name="ce11">
            <text:p>22</text:p>
          </table:table-cell>
          <table:table-cell office:value-type="float" office:value="24" table:style-name="ce11">
            <text:p>24</text:p>
          </table:table-cell>
          <table:table-cell office:value-type="float" office:value="12" table:formula="of:=VLOOKUP([.C17];[.$A$1:.$I$27];9;0)" table:style-name="ce14">
            <text:p>12</text:p>
          </table:table-cell>
          <table:table-cell office:value-type="float" office:value="5" table:formula="of:=VLOOKUP([.D17];[.$A$1:.$I$27];9;0)" table:style-name="ce14">
            <text:p>5</text:p>
          </table:table-cell>
          <table:table-cell office:value-type="float" office:value="9" table:formula="of:=VLOOKUP([.E17];[.$A$1:.$I$27];9;0)" table:style-name="ce14">
            <text:p>9</text:p>
          </table:table-cell>
          <table:table-cell office:value-type="float" office:value="16" table:formula="of:=MAX([.F17:.H17]) + [.B17]" table:style-name="ce12">
            <text:p>16</text:p>
          </table:table-cell>
          <table:table-cell table:number-columns-repeated="16375"/>
        </table:table-row>
        <table:table-row table:style-name="ro2">
          <table:table-cell office:value-type="float" office:value="17" table:style-name="ce9">
            <text:p>17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VLOOKUP([.C18];[.$A$1:.$I$27];9;0)" table:style-name="ce14">
            <text:p>0</text:p>
          </table:table-cell>
          <table:table-cell office:value-type="float" office:value="0" table:formula="of:=VLOOKUP([.D18];[.$A$1:.$I$27];9;0)" table:style-name="ce14">
            <text:p>0</text:p>
          </table:table-cell>
          <table:table-cell office:value-type="float" office:value="0" table:formula="of:=VLOOKUP([.E18];[.$A$1:.$I$27];9;0)" table:style-name="ce14">
            <text:p>0</text:p>
          </table:table-cell>
          <table:table-cell office:value-type="float" office:value="5" table:formula="of:=MAX([.F18:.H18]) + [.B18]" table:style-name="ce12">
            <text:p>5</text:p>
          </table:table-cell>
          <table:table-cell table:number-columns-repeated="16375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float" office:value="5" table:style-name="ce9">
            <text:p>5</text:p>
          </table:table-cell>
          <table:table-cell office:value-type="float" office:value="22" table:style-name="ce10">
            <text:p>22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0</text:p>
          </table:table-cell>
          <table:table-cell office:value-type="float" office:value="5" table:formula="of:=VLOOKUP([.C19];[.$A$1:.$I$27];9;0)" table:style-name="ce14">
            <text:p>5</text:p>
          </table:table-cell>
          <table:table-cell office:value-type="float" office:value="9" table:formula="of:=VLOOKUP([.D19];[.$A$1:.$I$27];9;0)" table:style-name="ce14">
            <text:p>9</text:p>
          </table:table-cell>
          <table:table-cell office:value-type="float" office:value="0" table:formula="of:=VLOOKUP([.E19];[.$A$1:.$I$27];9;0)" table:style-name="ce14">
            <text:p>0</text:p>
          </table:table-cell>
          <table:table-cell office:value-type="float" office:value="14" table:formula="of:=MAX([.F19:.H19]) + [.B19]" table:style-name="ce12">
            <text:p>14</text:p>
          </table:table-cell>
          <table:table-cell table:number-columns-repeated="16375"/>
        </table:table-row>
        <table:table-row table:style-name="ro2">
          <table:table-cell office:value-type="float" office:value="19" table:style-name="ce9">
            <text:p>19</text:p>
          </table:table-cell>
          <table:table-cell office:value-type="float" office:value="1" table:style-name="ce9">
            <text:p>1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" table:formula="of:=VLOOKUP([.C20];[.$A$1:.$I$27];9;0)" table:style-name="ce14">
            <text:p>14</text:p>
          </table:table-cell>
          <table:table-cell office:value-type="float" office:value="0" table:formula="of:=VLOOKUP([.D20];[.$A$1:.$I$27];9;0)" table:style-name="ce14">
            <text:p>0</text:p>
          </table:table-cell>
          <table:table-cell office:value-type="float" office:value="0" table:formula="of:=VLOOKUP([.E20];[.$A$1:.$I$27];9;0)" table:style-name="ce14">
            <text:p>0</text:p>
          </table:table-cell>
          <table:table-cell office:value-type="float" office:value="15" table:formula="of:=MAX([.F20:.H20]) + [.B20]" table:style-name="ce12">
            <text:p>15</text:p>
          </table:table-cell>
          <table:table-cell table:number-columns-repeated="16375"/>
        </table:table-row>
        <table:table-row table:style-name="ro2">
          <table:table-cell office:value-type="float" office:value="20" table:style-name="ce9">
            <text:p>20</text:p>
          </table:table-cell>
          <table:table-cell office:value-type="float" office:value="2" table:style-name="ce9">
            <text:p>2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1" table:formula="of:=VLOOKUP([.C21];[.$A$1:.$I$27];9;0)" table:style-name="ce14">
            <text:p>11</text:p>
          </table:table-cell>
          <table:table-cell office:value-type="float" office:value="0" table:formula="of:=VLOOKUP([.D21];[.$A$1:.$I$27];9;0)" table:style-name="ce14">
            <text:p>0</text:p>
          </table:table-cell>
          <table:table-cell office:value-type="float" office:value="0" table:formula="of:=VLOOKUP([.E21];[.$A$1:.$I$27];9;0)" table:style-name="ce14">
            <text:p>0</text:p>
          </table:table-cell>
          <table:table-cell office:value-type="float" office:value="13" table:formula="of:=MAX([.F21:.H21]) + [.B21]" table:style-name="ce12">
            <text:p>13</text:p>
          </table:table-cell>
          <table:table-cell table:number-columns-repeated="16375"/>
        </table:table-row>
        <table:table-row table:style-name="ro2">
          <table:table-cell office:value-type="float" office:value="21" table:style-name="ce9">
            <text:p>21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VLOOKUP([.C22];[.$A$1:.$I$27];9;0)" table:style-name="ce14">
            <text:p>0</text:p>
          </table:table-cell>
          <table:table-cell office:value-type="float" office:value="0" table:formula="of:=VLOOKUP([.D22];[.$A$1:.$I$27];9;0)" table:style-name="ce14">
            <text:p>0</text:p>
          </table:table-cell>
          <table:table-cell office:value-type="float" office:value="0" table:formula="of:=VLOOKUP([.E22];[.$A$1:.$I$27];9;0)" table:style-name="ce14">
            <text:p>0</text:p>
          </table:table-cell>
          <table:table-cell office:value-type="float" office:value="5" table:formula="of:=MAX([.F22:.H22]) + [.B22]" table:style-name="ce12">
            <text:p>5</text:p>
          </table:table-cell>
          <table:table-cell table:number-columns-repeated="16375"/>
        </table:table-row>
        <table:table-row table:style-name="ro2">
          <table:table-cell office:value-type="float" office:value="22" table:style-name="ce9">
            <text:p>22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VLOOKUP([.C23];[.$A$1:.$I$27];9;0)" table:style-name="ce14">
            <text:p>0</text:p>
          </table:table-cell>
          <table:table-cell office:value-type="float" office:value="0" table:formula="of:=VLOOKUP([.D23];[.$A$1:.$I$27];9;0)" table:style-name="ce14">
            <text:p>0</text:p>
          </table:table-cell>
          <table:table-cell office:value-type="float" office:value="0" table:formula="of:=VLOOKUP([.E23];[.$A$1:.$I$27];9;0)" table:style-name="ce14">
            <text:p>0</text:p>
          </table:table-cell>
          <table:table-cell office:value-type="float" office:value="5" table:formula="of:=MAX([.F23:.H23]) + [.B23]" table:style-name="ce12">
            <text:p>5</text:p>
          </table:table-cell>
          <table:table-cell table:number-columns-repeated="16375"/>
        </table:table-row>
        <table:table-row table:style-name="ro2">
          <table:table-cell office:value-type="float" office:value="23" table:style-name="ce9">
            <text:p>23</text:p>
          </table:table-cell>
          <table:table-cell office:value-type="float" office:value="6" table:style-name="ce9">
            <text:p>6</text:p>
          </table:table-cell>
          <table:table-cell office:value-type="float" office:value="25" table:style-name="ce10">
            <text:p>25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6" table:formula="of:=VLOOKUP([.C24];[.$A$1:.$I$27];9;0)" table:style-name="ce14">
            <text:p>16</text:p>
          </table:table-cell>
          <table:table-cell office:value-type="float" office:value="11" table:formula="of:=VLOOKUP([.D24];[.$A$1:.$I$27];9;0)" table:style-name="ce14">
            <text:p>11</text:p>
          </table:table-cell>
          <table:table-cell office:value-type="float" office:value="0" table:formula="of:=VLOOKUP([.E24];[.$A$1:.$I$27];9;0)" table:style-name="ce14">
            <text:p>0</text:p>
          </table:table-cell>
          <table:table-cell office:value-type="float" office:value="22" table:formula="of:=MAX([.F24:.H24]) + [.B24]" table:style-name="ce12">
            <text:p>22</text:p>
          </table:table-cell>
          <table:table-cell table:number-columns-repeated="16375"/>
        </table:table-row>
        <table:table-row table:style-name="ro2">
          <table:table-cell office:value-type="float" office:value="24" table:style-name="ce9">
            <text:p>24</text:p>
          </table:table-cell>
          <table:table-cell office:value-type="float" office:value="2" table:style-name="ce9">
            <text:p>2</text:p>
          </table:table-cell>
          <table:table-cell office:value-type="float" office:value="17" table:style-name="ce10">
            <text:p>17</text:p>
          </table:table-cell>
          <table:table-cell office:value-type="float" office:value="10" table:style-name="ce11">
            <text:p>10</text:p>
          </table:table-cell>
          <table:table-cell office:value-type="float" office:value="22" table:style-name="ce11">
            <text:p>22</text:p>
          </table:table-cell>
          <table:table-cell office:value-type="float" office:value="5" table:formula="of:=VLOOKUP([.C25];[.$A$1:.$I$27];9;0)" table:style-name="ce14">
            <text:p>5</text:p>
          </table:table-cell>
          <table:table-cell office:value-type="float" office:value="7" table:formula="of:=VLOOKUP([.D25];[.$A$1:.$I$27];9;0)" table:style-name="ce14">
            <text:p>7</text:p>
          </table:table-cell>
          <table:table-cell office:value-type="float" office:value="5" table:formula="of:=VLOOKUP([.E25];[.$A$1:.$I$27];9;0)" table:style-name="ce14">
            <text:p>5</text:p>
          </table:table-cell>
          <table:table-cell office:value-type="float" office:value="9" table:formula="of:=MAX([.F25:.H25]) + [.B25]" table:style-name="ce12">
            <text:p>9</text:p>
          </table:table-cell>
          <table:table-cell table:number-columns-repeated="16375"/>
        </table:table-row>
        <table:table-row table:style-name="ro2">
          <table:table-cell office:value-type="float" office:value="25" table:style-name="ce9">
            <text:p>25</text:p>
          </table:table-cell>
          <table:table-cell office:value-type="float" office:value="4" table:style-name="ce9">
            <text:p>4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" table:formula="of:=VLOOKUP([.C26];[.$A$1:.$I$27];9;0)" table:style-name="ce14">
            <text:p>12</text:p>
          </table:table-cell>
          <table:table-cell office:value-type="float" office:value="0" table:formula="of:=VLOOKUP([.D26];[.$A$1:.$I$27];9;0)" table:style-name="ce14">
            <text:p>0</text:p>
          </table:table-cell>
          <table:table-cell office:value-type="float" office:value="0" table:formula="of:=VLOOKUP([.E26];[.$A$1:.$I$27];9;0)" table:style-name="ce14">
            <text:p>0</text:p>
          </table:table-cell>
          <table:table-cell office:value-type="float" office:value="16" table:formula="of:=MAX([.F26:.H26]) + [.B26]" table:style-name="ce12">
            <text:p>16</text:p>
          </table:table-cell>
          <table:table-cell table:number-columns-repeated="16375"/>
        </table:table-row>
        <table:table-row table:style-name="ro3">
          <table:table-cell office:value-type="float" office:value="0" table:style-name="ce9">
            <text:p>0</text:p>
          </table:table-cell>
          <table:table-cell table:style-name="ce9"/>
          <table:table-cell table:style-name="ce10"/>
          <table:table-cell table:number-columns-repeated="2" table:style-name="ce11"/>
          <table:table-cell table:style-name="ce14"/>
          <table:table-cell office:value-type="float" office:value="0" table:formula="of:=VLOOKUP([.D27];[.$A$1:.$I$27];9;0)" table:style-name="ce14">
            <text:p>0</text:p>
          </table:table-cell>
          <table:table-cell office:value-type="float" office:value="0" table:formula="of:=VLOOKUP([.E27];[.$A$1:.$I$27];9;0)" table:style-name="ce14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5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1040__1082__1094__1077__1085__1090_1" style:display-name="20% - Акцент1" style:family="table-cell" style:data-style-name="N0">
      <style:table-cell-properties style:vertical-align="automatic" fo:background-color="#D9E2F3"/>
    </style:style>
    <style:style style:name="_50_0_37__32_-_32__1040__1082__1094__1077__1085__1090_2" style:display-name="20% - Акцент2" style:family="table-cell" style:data-style-name="N0">
      <style:table-cell-properties style:vertical-align="automatic" fo:background-color="#FBE4D5"/>
    </style:style>
    <style:style style:name="_50_0_37__32_-_32__1040__1082__1094__1077__1085__1090_3" style:display-name="20% - Акцент3" style:family="table-cell" style:data-style-name="N0">
      <style:table-cell-properties style:vertical-align="automatic" fo:background-color="#EDEDED"/>
    </style:style>
    <style:style style:name="_50_0_37__32_-_32__1040__1082__1094__1077__1085__1090_4" style:display-name="20% - Акцент4" style:family="table-cell" style:data-style-name="N0">
      <style:table-cell-properties style:vertical-align="automatic" fo:background-color="#FFF3CB"/>
    </style:style>
    <style:style style:name="_50_0_37__32_-_32__1040__1082__1094__1077__1085__1090_5" style:display-name="20% - Акцент5" style:family="table-cell" style:data-style-name="N0">
      <style:table-cell-properties style:vertical-align="automatic" fo:background-color="#DEEBF6"/>
    </style:style>
    <style:style style:name="_50_0_37__32_-_32__1040__1082__1094__1077__1085__1090_6" style:display-name="20% - Акцент6" style:family="table-cell" style:data-style-name="N0">
      <style:table-cell-properties style:vertical-align="automatic" fo:background-color="#E2EFD9"/>
    </style:style>
    <style:style style:name="_52_0_37__32_-_32__1040__1082__1094__1077__1085__1090_1" style:display-name="40% - Акцент1" style:family="table-cell" style:data-style-name="N0">
      <style:table-cell-properties style:vertical-align="automatic" fo:background-color="#B3C6E7"/>
    </style:style>
    <style:style style:name="_52_0_37__32_-_32__1040__1082__1094__1077__1085__1090_2" style:display-name="40% - Акцент2" style:family="table-cell" style:data-style-name="N0">
      <style:table-cell-properties style:vertical-align="automatic" fo:background-color="#F8CBAC"/>
    </style:style>
    <style:style style:name="_52_0_37__32_-_32__1040__1082__1094__1077__1085__1090_3" style:display-name="40% - Акцент3" style:family="table-cell" style:data-style-name="N0">
      <style:table-cell-properties style:vertical-align="automatic" fo:background-color="#DBDBDB"/>
    </style:style>
    <style:style style:name="_52_0_37__32_-_32__1040__1082__1094__1077__1085__1090_4" style:display-name="40% - Акцент4" style:family="table-cell" style:data-style-name="N0">
      <style:table-cell-properties style:vertical-align="automatic" fo:background-color="#FFE799"/>
    </style:style>
    <style:style style:name="_52_0_37__32_-_32__1040__1082__1094__1077__1085__1090_5" style:display-name="40% - Акцент5" style:family="table-cell" style:data-style-name="N0">
      <style:table-cell-properties style:vertical-align="automatic" fo:background-color="#BCD6EE"/>
    </style:style>
    <style:style style:name="_52_0_37__32_-_32__1040__1082__1094__1077__1085__1090_6" style:display-name="40% - Акцент6" style:family="table-cell" style:data-style-name="N0">
      <style:table-cell-properties style:vertical-align="automatic" fo:background-color="#C5E0B2"/>
    </style:style>
    <style:style style:name="_54_0_37__32_-_32__1040__1082__1094__1077__1085__1090_1" style:display-name="60% - Акцент1" style:family="table-cell" style:data-style-name="N0">
      <style:table-cell-properties style:vertical-align="automatic" fo:background-color="#8EAADC"/>
    </style:style>
    <style:style style:name="_54_0_37__32_-_32__1040__1082__1094__1077__1085__1090_2" style:display-name="60% - Акцент2" style:family="table-cell" style:data-style-name="N0">
      <style:table-cell-properties style:vertical-align="automatic" fo:background-color="#F4B082"/>
    </style:style>
    <style:style style:name="_54_0_37__32_-_32__1040__1082__1094__1077__1085__1090_3" style:display-name="60% - Акцент3" style:family="table-cell" style:data-style-name="N0">
      <style:table-cell-properties style:vertical-align="automatic" fo:background-color="#C9C9C9"/>
    </style:style>
    <style:style style:name="_54_0_37__32_-_32__1040__1082__1094__1077__1085__1090_4" style:display-name="60% - Акцент4" style:family="table-cell" style:data-style-name="N0">
      <style:table-cell-properties style:vertical-align="automatic" fo:background-color="#FFDA65"/>
    </style:style>
    <style:style style:name="_54_0_37__32_-_32__1040__1082__1094__1077__1085__1090_5" style:display-name="60% - Акцент5" style:family="table-cell" style:data-style-name="N0">
      <style:table-cell-properties style:vertical-align="automatic" fo:background-color="#9CC3E6"/>
    </style:style>
    <style:style style:name="_54_0_37__32_-_32__1040__1082__1094__1077__1085__1090_6" style:display-name="60% - Акцент6" style:family="table-cell" style:data-style-name="N0">
      <style:table-cell-properties style:vertical-align="automatic" fo:background-color="#A9D18D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2pt solid #4472C4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2pt solid #A2B9E2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B2B2B2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_1040__1082__1094__1077__1085__1090_1" style:display-name="Акцент1" style:family="table-cell" style:data-style-name="N0">
      <style:table-cell-properties style:vertical-align="automatic" fo:background-color="#4472C4"/>
      <style:text-properties fo:color="#FFFFFF"/>
    </style:style>
    <style:style style:name="_1040__1082__1094__1077__1085__1090_2" style:display-name="Акцент2" style:family="table-cell" style:data-style-name="N0">
      <style:table-cell-properties style:vertical-align="automatic" fo:background-color="#ED7D31"/>
      <style:text-properties fo:color="#FFFFFF"/>
    </style:style>
    <style:style style:name="_1040__1082__1094__1077__1085__1090_3" style:display-name="Акцент3" style:family="table-cell" style:data-style-name="N0">
      <style:table-cell-properties style:vertical-align="automatic" fo:background-color="#A5A5A5"/>
      <style:text-properties fo:color="#FFFFFF"/>
    </style:style>
    <style:style style:name="_1040__1082__1094__1077__1085__1090_4" style:display-name="Акцент4" style:family="table-cell" style:data-style-name="N0">
      <style:table-cell-properties style:vertical-align="automatic" fo:background-color="#FFC000"/>
      <style:text-properties fo:color="#FFFFFF"/>
    </style:style>
    <style:style style:name="_1040__1082__1094__1077__1085__1090_5" style:display-name="Акцент5" style:family="table-cell" style:data-style-name="N0">
      <style:table-cell-properties style:vertical-align="automatic" fo:background-color="#5B9BD5"/>
      <style:text-properties fo:color="#FFFFFF"/>
    </style:style>
    <style:style style:name="_1040__1082__1094__1077__1085__1090_6" style:display-name="Акцент6" style:family="table-cell" style:data-style-name="N0">
      <style:table-cell-properties style:vertical-align="automatic" fo:background-color="#70AD47"/>
      <style:text-properties fo:color="#FFFFFF"/>
    </style:style>
    <style:style style:name="_1042__1074__1086__1076__32_" style:display-name="Ввод 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_1042__1099__1074__1086__1076_" style:display-name="Вывод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2pt solid #8EAADC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4472C4" fo:border-bottom="thin solid #4472C4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 style:font-family-generic="swiss"/>
    </style:style>
    <style:style style:name="_1053__1077__1081__1090__1088__1072__1083__1100__1085__1099__1081_" style:display-name="Нейтральный" style:family="table-cell" style:data-style-name="N0">
      <style:table-cell-properties style:vertical-align="automatic" fo:background-color="#FFEB9C"/>
      <style:text-properties fo:color="#9C57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_1055__1083__1086__1093__1086__1081_" style:display-name="Плохой" style:family="table-cell" style:data-style-name="N0">
      <style:table-cell-properties style:vertical-align="automatic" fo:background-color="#FFC7CE"/>
      <style:text-properties fo:color="#9C0006"/>
    </style:style>
    <style:style style:name="_1055__1086__1103__1089__1085__1077__1085__1080__1077_" style:display-name="Пояснение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able-cell-properties style:vertical-align="automatic" fo:background-color="transparent"/>
      <style:text-properties fo:color="#FF0000"/>
    </style:style>
    <style:style style:name="_1061__1086__1088__1086__1096__1080__1081_" style:display-name="Хороший" style:family="table-cell" style:data-style-name="N0">
      <style:table-cell-properties style:vertical-align="automatic"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Denis M. Ushakov</meta:initial-creator>
    <dc:creator>Alexandr Korobov</dc:creator>
    <meta:creation-date>2025-07-12T17:36:23Z</meta:creation-date>
    <dc:date>2026-01-15T16:43:54Z</dc:date>
    <meta:editing-cycles>1</meta:editing-cycles>
    <meta:editing-duration>PT9S</meta:editing-duration>
  </office:meta>
</office:document-meta>
</file>